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4cm" svg:height="0.466cm" svg:x="0.162cm" svg:y="2.93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443cm" svg:height="0.466cm" svg:x="5.51cm" svg:y="1.70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398cm" svg:height="0.466cm" svg:x="1.403cm" svg:y="0.4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0.527cm" svg:y1="3.171cm" svg:x2="1.787cm" svg:y2="2.023cm">
          <text:p/>
        </draw:line>
        <draw:line draw:style-name="gr2" draw:text-style-name="P1" draw:layer="layout" svg:x1="1.787cm" svg:y1="2.023cm" svg:x2="5.546cm" svg:y2="2.021cm">
          <text:p/>
        </draw:line>
        <draw:line draw:style-name="gr2" draw:text-style-name="P1" draw:layer="layout" svg:x1="1.787cm" svg:y1="2.022cm" svg:x2="1.787cm" svg:y2="0.294cm">
          <text:p/>
        </draw:line>
        <draw:line draw:style-name="gr3" draw:text-style-name="P1" draw:layer="layout" svg:x1="1.787cm" svg:y1="2.023cm" svg:x2="2.132cm" svg:y2="1.433cm">
          <text:p/>
        </draw:line>
        <draw:line draw:style-name="gr4" draw:text-style-name="P1" draw:layer="layout" svg:x1="2.132cm" svg:y1="1.433cm" svg:x2="2.132cm" svg:y2="2.815cm">
          <text:p/>
        </draw:line>
        <draw:line draw:style-name="gr4" draw:text-style-name="P1" draw:layer="layout" svg:x1="1.787cm" svg:y1="2.021cm" svg:x2="2.132cm" svg:y2="2.825cm">
          <text:p/>
        </draw:line>
        <draw:line draw:style-name="gr5" draw:text-style-name="P1" draw:layer="layout" svg:x1="2.132cm" svg:y1="2.825cm" svg:x2="2.294cm" svg:y2="3.2cm">
          <text:p/>
        </draw:line>
        <draw:line draw:style-name="gr5" draw:text-style-name="P1" draw:id="id2" draw:layer="layout" svg:x1="2.132cm" svg:y1="2.826cm" svg:x2="2.132cm" svg:y2="2.48cm">
          <draw:glue-point draw:id="4" svg:x="-100cm" svg:y="-1.82cm"/>
          <text:p/>
        </draw:line>
        <draw:line draw:style-name="gr6" draw:text-style-name="P1" draw:layer="layout" svg:x1="1.787cm" svg:y1="0.651cm" svg:x2="2.132cm" svg:y2="1.443cm">
          <text:p/>
        </draw:line>
        <draw:frame draw:style-name="gr1" draw:id="id5" draw:layer="layout" svg:width="0.455cm" svg:height="0.388cm" svg:x="0.184cm" svg:y="1.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09cm" svg:height="0.388cm" svg:x="1.683cm" svg:y="2.3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7" draw:text-style-name="P1" draw:layer="layout" svg:x1="2.081cm" svg:y1="1.525cm" svg:x2="2.132cm" svg:y2="1.433cm">
          <text:p/>
        </draw:line>
        <draw:line draw:style-name="gr5" draw:text-style-name="P1" draw:layer="layout" svg:x1="2.132cm" svg:y1="2.824cm" svg:x2="2.503cm" svg:y2="2.654cm">
          <text:p/>
        </draw:line>
        <draw:frame draw:style-name="gr1" draw:layer="layout" svg:width="1.437cm" svg:height="0.32cm" svg:x="2.052cm" svg:y="1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18cm" svg:height="0.466cm" svg:x="1.411cm" svg:y="1.67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61cm" svg:height="0.529cm" svg:x="2.132cm" svg:y="3.06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643cm" svg:height="0.529cm" svg:x="2.414cm" svg:y="2.3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1.788cm" svg:y1="2.023cm" svg:x2="4.368cm" svg:y2="1.167cm">
          <text:p/>
        </draw:line>
        <draw:line draw:style-name="gr7" draw:text-style-name="P1" draw:layer="layout" svg:x1="4.246cm" svg:y1="1.208cm" svg:x2="4.378cm" svg:y2="1.157cm">
          <text:p/>
        </draw:line>
        <draw:line draw:style-name="gr6" draw:text-style-name="P1" draw:layer="layout" svg:x1="4.378cm" svg:y1="1.157cm" svg:x2="1.777cm" svg:y2="0.405cm">
          <text:p/>
        </draw:line>
        <draw:line draw:style-name="gr4" draw:text-style-name="P1" draw:layer="layout" svg:x1="4.358cm" svg:y1="2.803cm" svg:x2="1.787cm" svg:y2="2.031cm">
          <text:p/>
        </draw:line>
        <draw:line draw:style-name="gr4" draw:text-style-name="P1" draw:layer="layout" svg:x1="4.368cm" svg:y1="1.157cm" svg:x2="4.368cm" svg:y2="2.803cm">
          <text:p/>
        </draw:line>
        <draw:line draw:style-name="gr5" draw:text-style-name="P1" draw:layer="layout" svg:x1="4.358cm" svg:y1="2.803cm" svg:x2="4.734cm" svg:y2="2.925cm">
          <text:p/>
        </draw:line>
        <draw:line draw:style-name="gr5" draw:text-style-name="P1" draw:layer="layout" svg:x1="4.368cm" svg:y1="2.793cm" svg:x2="4.581cm" svg:y2="2.437cm">
          <text:p/>
        </draw:line>
        <draw:line draw:style-name="gr5" draw:text-style-name="P1" draw:id="id4" draw:layer="layout" svg:x1="4.368cm" svg:y1="2.804cm" svg:x2="4.368cm" svg:y2="2.468cm">
          <text:p/>
        </draw:line>
        <draw:frame draw:style-name="gr1" draw:layer="layout" svg:width="0.684cm" svg:height="0.568cm" svg:x="4.53cm" svg:y="2.8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718cm" svg:height="0.568cm" svg:x="4.446cm" svg:y="2.04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0.553cm" svg:height="0.529cm" svg:x="3.796cm" svg:y="2.04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1.597cm" svg:height="0.395cm" svg:x="4.327cm" svg:y="0.92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55cm" svg:height="0.525cm" svg:x="1.32cm" svg:y="-0.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id="id1" draw:layer="layout" svg:width="1.437cm" svg:height="0.32cm" svg:x="0.696cm" svg:y="3.20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8" draw:text-style-name="P1" draw:layer="layout" draw:type="curve" draw:line-skew="1.115cm -1.007cm" svg:x1="1.414cm" svg:y1="3.205cm" svg:x2="2.132cm" svg:y2="2.826cm" draw:start-shape="id1" draw:start-glue-point="0" draw:end-shape="id2" draw:end-glue-point="2" svg:d="m1414 3205c0-165 138-137 151-191s-97-188 567-188">
          <text:p/>
        </draw:connector>
        <draw:frame draw:style-name="gr1" draw:layer="layout" svg:width="0.515cm" svg:height="0.444cm" svg:x="3.108cm" svg:y="2.02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path draw:style-name="gr9" draw:text-style-name="P1" draw:id="id6" draw:layer="layout" svg:width="0.386cm" svg:height="0.182cm" draw:transform="rotate (-0.442440965380479) translate (1.5602731836936cm 2.13978511522373cm)" svg:viewBox="0 0 387 183" svg:d="m0 2714c23-3 45-1 67-7 21-6 45-2 65-12 18-9 45-9 64-17 19-8 47-23 65-31 20-10 43-28 60-40s23-22 37-39l12-16 17-14-1-7">
          <text:p/>
        </draw:path>
        <draw:path draw:style-name="gr9" draw:text-style-name="P1" draw:id="id8" draw:layer="layout" svg:width="0.277cm" svg:height="0.124cm" draw:transform="rotate (-0.245044226979958) translate (1.69536532220299cm 2.01557254706175cm)" svg:viewBox="0 0 278 125" svg:d="m0 3213c22 0 45-2 67-3 20-1 44-8 64-14s42-14 60-25c20-13 41-28 55-49l20-23 12-11">
          <draw:glue-point draw:id="4" svg:x="-1.933cm" svg:y="5cm"/>
          <text:p/>
        </draw:path>
        <draw:frame draw:style-name="gr1" draw:id="id3" draw:layer="layout" svg:width="1.719cm" svg:height="0.356cm" svg:x="3.067cm" svg:y="3.2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8" draw:text-style-name="P1" draw:layer="layout" draw:type="curve" draw:line-skew="1.138cm -0.985cm" svg:x1="3.926cm" svg:y1="3.255cm" svg:x2="4.368cm" svg:y2="2.804cm" draw:start-shape="id3" draw:start-glue-point="0" draw:end-shape="id4" draw:end-glue-point="2" svg:d="m3926 3255c0-223 188-186 274-243s69-208 168-208">
          <text:p/>
        </draw:connector>
        <draw:connector draw:style-name="gr7" draw:text-style-name="P1" draw:layer="layout" draw:type="curve" draw:line-skew="-1.567cm -0.268cm" svg:x1="0.639cm" svg:y1="2.164cm" svg:x2="1.695cm" svg:y2="2.356cm" draw:start-shape="id5" draw:start-glue-point="1" draw:end-shape="id6" draw:end-glue-point="2" svg:d="m639 2164c324 0 270 219 453 359s603 200 603-167">
          <text:p/>
        </draw:connector>
        <draw:frame draw:style-name="gr1" draw:id="id7" draw:layer="layout" svg:width="0.562cm" svg:height="0.444cm" svg:x="0.69cm" svg:y="1.28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7" draw:text-style-name="P1" draw:layer="layout" draw:type="curve" draw:line-skew="-0.457cm" svg:x1="0.971cm" svg:y1="1.733cm" svg:x2="1.758cm" svg:y2="2.153cm" draw:start-shape="id7" draw:end-shape="id8" draw:end-glue-point="4" svg:d="m971 1733c0 714 787 504 787 420">
          <text:p/>
        </draw:connector>
        <draw:frame draw:style-name="gr10" draw:text-style-name="P2" draw:layer="layout" svg:width="3.465cm" svg:height="1.571cm" svg:x="5.334cm" svg:y="2.092cm">
          <draw:text-box>
            <text:p><text:span text:style-name="T1">دو مختلف نکتوں پر</text:span><text:span text:style-name="T1"> </text:span></text:p>
            <text:p><text:span text:style-name="T1">اکائی ستیہ مختلف ہی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05T14:25:37</dc:date>
    <dc:creator>khalid khan</dc:creator>
    <meta:editing-duration>PT00H36M00S</meta:editing-duration>
    <meta:editing-cycles>2</meta:editing-cycles>
    <meta:generator>OpenOffice.org/3.1$Linux OpenOffice.org_project/310m19$Build-9420</meta:generator>
    <meta:document-statistic meta:object-count="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o math:stretchy="false">φ</math:mo>
      <math:mn>1</math:mn>
    </math:msub>
    <math:annotation math:encoding="StarMath 5.0">%phi_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sub>
              <math:mo math:stretchy="false">φ</math:mo>
              <math:mn>1</math:mn>
            </math:msub>
          </math:msub>
          <math:mo math:stretchy="false">ˆ</math:mo>
        </math:mover>
      </math:mrow>
    </math:mstyle>
    <math:annotation math:encoding="StarMath 5.0">bold hat {a_{%phi_1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{a_{z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p>
        <math:mi>P</math:mi>
        <math:mi>'</math:mi>
      </math:msup>
      <math:mrow>
        <math:mo math:stretchy="false">(</math:mo>
        <math:mrow>
          <math:msub>
            <math:mo math:stretchy="false">ρ</math:mo>
            <math:mn>1,</math:mn>
          </math:msub>
          <math:msub>
            <math:mo math:stretchy="false">φ</math:mo>
            <math:mn>1,</math:mn>
          </math:msub>
          <math:msub>
            <math:mi>z</math:mi>
            <math:mn>1</math:mn>
          </math:msub>
        </math:mrow>
        <math:mo math:stretchy="false">)</math:mo>
      </math:mrow>
    </math:mrow>
    <math:annotation math:encoding="StarMath 5.0">P^{'}(%rho_1,%phi_1,z_1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o math:stretchy="false">ρ</math:mo>
          <math:mi>,</math:mi>
          <math:mo math:stretchy="false">φ</math:mo>
          <math:mi>,</math:mi>
          <math:mn>0</math:mn>
        </math:mrow>
        <math:mo math:stretchy="false">)</math:mo>
      </math:mrow>
    </math:mrow>
    <math:annotation math:encoding="StarMath 5.0">P(%rho,%phi,0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o math:stretchy="false">ρ</math:mo>
      <math:mn>1</math:mn>
    </math:msub>
    <math:annotation math:encoding="StarMath 5.0">%rho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o math:stretchy="false">ρ</math:mo>
          <math:mi>,</math:mi>
          <math:mo math:stretchy="false">φ</math:mo>
          <math:mi>,</math:mi>
          <math:mi>z</math:mi>
        </math:mrow>
        <math:mo math:stretchy="false">)</math:mo>
      </math:mrow>
    </math:mrow>
    <math:annotation math:encoding="StarMath 5.0">P(%rho,%phi,z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sub>
              <math:mo math:stretchy="false">ρ</math:mo>
              <math:mn>1</math:mn>
            </math:msub>
          </math:msub>
          <math:mo math:stretchy="false">ˆ</math:mo>
        </math:mover>
      </math:mrow>
    </math:mstyle>
    <math:annotation math:encoding="StarMath 5.0">bold hat {a_{%rho_1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o math:stretchy="false">ρ</math:mo>
          </math:msub>
          <math:mo math:stretchy="false">ˆ</math:mo>
        </math:mover>
      </math:mrow>
    </math:mstyle>
    <math:annotation math:encoding="StarMath 5.0">bold hat {a_{%rho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o math:stretchy="false">φ</math:mo>
          </math:msub>
          <math:mo math:stretchy="false">ˆ</math:mo>
        </math:mover>
      </math:mrow>
    </math:mstyle>
    <math:annotation math:encoding="StarMath 5.0">bold hat {a_{%phi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  <math:mrow>
        <math:mo math:stretchy="false">(</math:mo>
        <math:mrow>
          <math:msub>
            <math:mo math:stretchy="false">ρ</math:mo>
            <math:mn>1</math:mn>
          </math:msub>
          <math:mi>,</math:mi>
          <math:msub>
            <math:mo math:stretchy="false">φ</math:mo>
            <math:mn>1</math:mn>
          </math:msub>
          <math:mi>,</math:mi>
          <math:mn>0</math:mn>
        </math:mrow>
        <math:mo math:stretchy="false">)</math:mo>
      </math:mrow>
    </math:mrow>
    <math:annotation math:encoding="StarMath 5.0">P'(%rho_{1},%phi_{1},0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